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office:value-type="float" office:value="0.991091012955" calcext:value-type="float">
            <text:p>0.991091013</text:p>
          </table:table-cell>
          <table:table-cell office:value-type="float" office:value="0.898274183273" calcext:value-type="float">
            <text:p>0.8982741833</text:p>
          </table:table-cell>
          <table:table-cell office:value-type="float" office:value="1.07633090019" calcext:value-type="float">
            <text:p>1.0763309002</text:p>
          </table:table-cell>
          <table:table-cell office:value-type="float" office:value="0.917021989822" calcext:value-type="float">
            <text:p>0.9170219898</text:p>
          </table:table-cell>
          <table:table-cell office:value-type="float" office:value="1.05856585503" calcext:value-type="float">
            <text:p>1.058565855</text:p>
          </table:table-cell>
          <table:table-cell office:value-type="float" office:value="0.906232118607" calcext:value-type="float">
            <text:p>0.9062321186</text:p>
          </table:table-cell>
          <table:table-cell office:value-type="float" office:value="1.18027305603" calcext:value-type="float">
            <text:p>1.180273056</text:p>
          </table:table-cell>
          <table:table-cell office:value-type="float" office:value="0.889592170715" calcext:value-type="float">
            <text:p>0.8895921707</text:p>
          </table:table-cell>
          <table:table-cell office:value-type="float" office:value="3.06176590919" calcext:value-type="float">
            <text:p>3.0617659092</text:p>
          </table:table-cell>
          <table:table-cell office:value-type="float" office:value="2.81667494774" calcext:value-type="float">
            <text:p>2.8166749477</text:p>
          </table:table-cell>
          <table:table-cell office:value-type="float" office:value="6.9451611042" calcext:value-type="float">
            <text:p>6.9451611042</text:p>
          </table:table-cell>
          <table:table-cell office:value-type="float" office:value="6.7188398838" calcext:value-type="float">
            <text:p>6.7188398838</text:p>
          </table:table-cell>
          <table:table-cell table:formula="of:=( ([.I6] - [.J6])) + ([.J6] / 2)" office:value-type="float" office:value="0.5419539213185" calcext:value-type="float">
            <text:p>0.5419539213</text:p>
          </table:table-cell>
          <table:table-cell/>
          <table:table-cell table:formula="of:=( ([.K6] - [.L6])) + ([.L6] / 2)" office:value-type="float" office:value="0.617819905279" calcext:value-type="float">
            <text:p>0.6178199053</text:p>
          </table:table-cell>
          <table:table-cell/>
          <table:table-cell table:formula="of:=( ([.M6] - [.N6])) + ([.N6] / 2)" office:value-type="float" office:value="0.6054497957265" calcext:value-type="float">
            <text:p>0.6054497957</text:p>
          </table:table-cell>
          <table:table-cell/>
          <table:table-cell table:formula="of:=( ([.O6] - [.P6])) + ([.P6] / 2)" office:value-type="float" office:value="0.7354769706725" calcext:value-type="float">
            <text:p>0.7354769707</text:p>
          </table:table-cell>
          <table:table-cell/>
          <table:table-cell table:formula="of:=( ([.Q6] - [.R6])) + ([.R6] / 2)" office:value-type="float" office:value="1.65342843532" calcext:value-type="float">
            <text:p>1.6534284353</text:p>
          </table:table-cell>
          <table:table-cell/>
          <table:table-cell table:formula="of:=( ([.S6] - [.T6])) + ([.T6] / 2)" office:value-type="float" office:value="3.5857411623" calcext:value-type="float">
            <text:p>3.5857411623</text:p>
          </table:table-cell>
          <table:table-cell/>
          <table:table-cell office:value-type="float" office:value="1.38005369902" calcext:value-type="float">
            <text:p>1.380053699</text:p>
          </table:table-cell>
          <table:table-cell office:value-type="float" office:value="0.860046803951" calcext:value-type="float">
            <text:p>0.860046804</text:p>
          </table:table-cell>
          <table:table-cell office:value-type="float" office:value="3.51192104816" calcext:value-type="float">
            <text:p>3.5119210482</text:p>
          </table:table-cell>
          <table:table-cell office:value-type="float" office:value="2.9257439971" calcext:value-type="float">
            <text:p>2.9257439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office:value-type="float" office:value="2.762789011" calcext:value-type="float">
            <text:p>2.762789011</text:p>
          </table:table-cell>
          <table:table-cell office:value-type="float" office:value="2.55752110481" calcext:value-type="float">
            <text:p>2.5575211048</text:p>
          </table:table-cell>
          <table:table-cell office:value-type="float" office:value="2.76925492287" calcext:value-type="float">
            <text:p>2.7692549229</text:p>
          </table:table-cell>
          <table:table-cell office:value-type="float" office:value="2.55319094658" calcext:value-type="float">
            <text:p>2.5531909466</text:p>
          </table:table-cell>
          <table:table-cell office:value-type="float" office:value="2.93625807762" calcext:value-type="float">
            <text:p>2.9362580776</text:p>
          </table:table-cell>
          <table:table-cell office:value-type="float" office:value="2.70012497902" calcext:value-type="float">
            <text:p>2.700124979</text:p>
          </table:table-cell>
          <table:table-cell office:value-type="float" office:value="2.9815299511" calcext:value-type="float">
            <text:p>2.9815299511</text:p>
          </table:table-cell>
          <table:table-cell office:value-type="float" office:value="2.42038679123" calcext:value-type="float">
            <text:p>2.4203867912</text:p>
          </table:table-cell>
          <table:table-cell office:value-type="float" office:value="8.35777807236" calcext:value-type="float">
            <text:p>8.3577780724</text:p>
          </table:table-cell>
          <table:table-cell office:value-type="float" office:value="7.82848501205" calcext:value-type="float">
            <text:p>7.8284850121</text:p>
          </table:table-cell>
          <table:table-cell office:value-type="float" office:value="18.4458889961" calcext:value-type="float">
            <text:p>18.4458889961</text:p>
          </table:table-cell>
          <table:table-cell office:value-type="float" office:value="17.9911968708" calcext:value-type="float">
            <text:p>17.9911968708</text:p>
          </table:table-cell>
          <table:table-cell table:formula="of:=( ([.I7] - [.J7])) + ([.J7] / 2)" office:value-type="float" office:value="1.484028458595" calcext:value-type="float">
            <text:p>1.4840284586</text:p>
          </table:table-cell>
          <table:table-cell/>
          <table:table-cell table:formula="of:=( ([.K7] - [.L7])) + ([.L7] / 2)" office:value-type="float" office:value="1.49265944958" calcext:value-type="float">
            <text:p>1.4926594496</text:p>
          </table:table-cell>
          <table:table-cell/>
          <table:table-cell table:formula="of:=( ([.M7] - [.N7])) + ([.N7] / 2)" office:value-type="float" office:value="1.58619558811" calcext:value-type="float">
            <text:p>1.5861955881</text:p>
          </table:table-cell>
          <table:table-cell/>
          <table:table-cell table:formula="of:=( ([.O7] - [.P7])) + ([.P7] / 2)" office:value-type="float" office:value="1.771336555485" calcext:value-type="float">
            <text:p>1.7713365555</text:p>
          </table:table-cell>
          <table:table-cell/>
          <table:table-cell table:formula="of:=( ([.Q7] - [.R7])) + ([.R7] / 2)" office:value-type="float" office:value="4.443535566335" calcext:value-type="float">
            <text:p>4.4435355663</text:p>
          </table:table-cell>
          <table:table-cell/>
          <table:table-cell table:formula="of:=( ([.S7] - [.T7])) + ([.T7] / 2)" office:value-type="float" office:value="9.4502905607" calcext:value-type="float">
            <text:p>9.4502905607</text:p>
          </table:table-cell>
          <table:table-cell/>
          <table:table-cell office:value-type="float" office:value="3.65099203587" calcext:value-type="float">
            <text:p>3.6509920359</text:p>
          </table:table-cell>
          <table:table-cell office:value-type="float" office:value="2.53357893229" calcext:value-type="float">
            <text:p>2.5335789323</text:p>
          </table:table-cell>
          <table:table-cell office:value-type="float" office:value="9.26847052574" calcext:value-type="float">
            <text:p>9.2684705257</text:p>
          </table:table-cell>
          <table:table-cell office:value-type="float" office:value="7.95056521893" calcext:value-type="float">
            <text:p>7.95056521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office:value-type="float" office:value="4.70150709152" calcext:value-type="float">
            <text:p>4.7015070915</text:p>
          </table:table-cell>
          <table:table-cell office:value-type="float" office:value="4.39264798164" calcext:value-type="float">
            <text:p>4.3926479816</text:p>
          </table:table-cell>
          <table:table-cell office:value-type="float" office:value="4.61366391182" calcext:value-type="float">
            <text:p>4.6136639118</text:p>
          </table:table-cell>
          <table:table-cell office:value-type="float" office:value="4.26482605934" calcext:value-type="float">
            <text:p>4.2648260593</text:p>
          </table:table-cell>
          <table:table-cell office:value-type="float" office:value="4.58952283859" calcext:value-type="float">
            <text:p>4.5895228386</text:p>
          </table:table-cell>
          <table:table-cell office:value-type="float" office:value="4.27176809311" calcext:value-type="float">
            <text:p>4.2717680931</text:p>
          </table:table-cell>
          <table:table-cell office:value-type="float" office:value="4.94959115982" calcext:value-type="float">
            <text:p>4.9495911598</text:p>
          </table:table-cell>
          <table:table-cell office:value-type="float" office:value="4.04854393005" calcext:value-type="float">
            <text:p>4.0485439301</text:p>
          </table:table-cell>
          <table:table-cell office:value-type="float" office:value="12.800028801" calcext:value-type="float">
            <text:p>12.800028801</text:p>
          </table:table-cell>
          <table:table-cell office:value-type="float" office:value="12.0920031071" calcext:value-type="float">
            <text:p>12.0920031071</text:p>
          </table:table-cell>
          <table:table-cell office:value-type="float" office:value="27.6575391293" calcext:value-type="float">
            <text:p>27.6575391293</text:p>
          </table:table-cell>
          <table:table-cell office:value-type="float" office:value="26.9362111092" calcext:value-type="float">
            <text:p>26.9362111092</text:p>
          </table:table-cell>
          <table:table-cell table:formula="of:=( ([.I8] - [.J8])) + ([.J8] / 2)" office:value-type="float" office:value="2.5051831007" calcext:value-type="float">
            <text:p>2.5051831007</text:p>
          </table:table-cell>
          <table:table-cell/>
          <table:table-cell table:formula="of:=( ([.K8] - [.L8])) + ([.L8] / 2)" office:value-type="float" office:value="2.48125088215" calcext:value-type="float">
            <text:p>2.4812508822</text:p>
          </table:table-cell>
          <table:table-cell/>
          <table:table-cell table:formula="of:=( ([.M8] - [.N8])) + ([.N8] / 2)" office:value-type="float" office:value="2.453638792035" calcext:value-type="float">
            <text:p>2.453638792</text:p>
          </table:table-cell>
          <table:table-cell/>
          <table:table-cell table:formula="of:=( ([.O8] - [.P8])) + ([.P8] / 2)" office:value-type="float" office:value="2.925319194795" calcext:value-type="float">
            <text:p>2.9253191948</text:p>
          </table:table-cell>
          <table:table-cell/>
          <table:table-cell table:formula="of:=( ([.Q8] - [.R8])) + ([.R8] / 2)" office:value-type="float" office:value="6.75402724745" calcext:value-type="float">
            <text:p>6.7540272475</text:p>
          </table:table-cell>
          <table:table-cell/>
          <table:table-cell table:formula="of:=( ([.S8] - [.T8])) + ([.T8] / 2)" office:value-type="float" office:value="14.1894335747" calcext:value-type="float">
            <text:p>14.1894335747</text:p>
          </table:table-cell>
          <table:table-cell/>
          <table:table-cell office:value-type="float" office:value="6.57245105505" calcext:value-type="float">
            <text:p>6.5724510551</text:p>
          </table:table-cell>
          <table:table-cell office:value-type="float" office:value="4.10881692171" calcext:value-type="float">
            <text:p>4.1088169217</text:p>
          </table:table-cell>
          <table:table-cell office:value-type="float" office:value="14.6149163246" calcext:value-type="float">
            <text:p>14.6149163246</text:p>
          </table:table-cell>
          <table:table-cell office:value-type="float" office:value="12.5472051501" calcext:value-type="float">
            <text:p>12.5472051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office:value-type="float" office:value="10.1626570225" calcext:value-type="float">
            <text:p>10.1626570225</text:p>
          </table:table-cell>
          <table:table-cell office:value-type="float" office:value="9.64163780212" calcext:value-type="float">
            <text:p>9.6416378021</text:p>
          </table:table-cell>
          <table:table-cell office:value-type="float" office:value="10.4575879574" calcext:value-type="float">
            <text:p>10.4575879574</text:p>
          </table:table-cell>
          <table:table-cell office:value-type="float" office:value="9.92611098289" calcext:value-type="float">
            <text:p>9.9261109829</text:p>
          </table:table-cell>
          <table:table-cell office:value-type="float" office:value="10.1824040413" calcext:value-type="float">
            <text:p>10.1824040413</text:p>
          </table:table-cell>
          <table:table-cell office:value-type="float" office:value="9.66726398468" calcext:value-type="float">
            <text:p>9.6672639847</text:p>
          </table:table-cell>
          <table:table-cell office:value-type="float" office:value="9.70977115631" calcext:value-type="float">
            <text:p>9.7097711563</text:p>
          </table:table-cell>
          <table:table-cell office:value-type="float" office:value="8.20052099228" calcext:value-type="float">
            <text:p>8.2005209923</text:p>
          </table:table-cell>
          <table:table-cell office:value-type="float" office:value="23.0231699944" calcext:value-type="float">
            <text:p>23.0231699944</text:p>
          </table:table-cell>
          <table:table-cell office:value-type="float" office:value="21.8036470413" calcext:value-type="float">
            <text:p>21.8036470413</text:p>
          </table:table-cell>
          <table:table-cell office:value-type="float" office:value="49.1335909367" calcext:value-type="float">
            <text:p>49.1335909367</text:p>
          </table:table-cell>
          <table:table-cell office:value-type="float" office:value="47.924172163" calcext:value-type="float">
            <text:p>47.924172163</text:p>
          </table:table-cell>
          <table:table-cell table:formula="of:=( ([.I9] - [.J9])) + ([.J9] / 2)" office:value-type="float" office:value="5.34183812144" calcext:value-type="float">
            <text:p>5.3418381214</text:p>
          </table:table-cell>
          <table:table-cell/>
          <table:table-cell table:formula="of:=( ([.K9] - [.L9])) + ([.L9] / 2)" office:value-type="float" office:value="5.494532465955" calcext:value-type="float">
            <text:p>5.494532466</text:p>
          </table:table-cell>
          <table:table-cell/>
          <table:table-cell table:formula="of:=( ([.M9] - [.N9])) + ([.N9] / 2)" office:value-type="float" office:value="5.34877204896" calcext:value-type="float">
            <text:p>5.348772049</text:p>
          </table:table-cell>
          <table:table-cell/>
          <table:table-cell table:formula="of:=( ([.O9] - [.P9])) + ([.P9] / 2)" office:value-type="float" office:value="5.60951066017" calcext:value-type="float">
            <text:p>5.6095106602</text:p>
          </table:table-cell>
          <table:table-cell/>
          <table:table-cell table:formula="of:=( ([.Q9] - [.R9])) + ([.R9] / 2)" office:value-type="float" office:value="12.12134647375" calcext:value-type="float">
            <text:p>12.1213464738</text:p>
          </table:table-cell>
          <table:table-cell/>
          <table:table-cell table:formula="of:=( ([.S9] - [.T9])) + ([.T9] / 2)" office:value-type="float" office:value="25.1715048552" calcext:value-type="float">
            <text:p>25.1715048552</text:p>
          </table:table-cell>
          <table:table-cell/>
          <table:table-cell office:value-type="float" office:value="13.288767159" calcext:value-type="float">
            <text:p>13.288767159</text:p>
          </table:table-cell>
          <table:table-cell office:value-type="float" office:value="8.88879132271" calcext:value-type="float">
            <text:p>8.8887913227</text:p>
          </table:table-cell>
          <table:table-cell office:value-type="float" office:value="26.1759792566" calcext:value-type="float">
            <text:p>26.1759792566</text:p>
          </table:table-cell>
          <table:table-cell office:value-type="float" office:value="23.0701912045" calcext:value-type="float">
            <text:p>23.0701912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office:value-type="float" office:value="21.7000420094" calcext:value-type="float">
            <text:p>21.7000420094</text:p>
          </table:table-cell>
          <table:table-cell office:value-type="float" office:value="20.4923629761" calcext:value-type="float">
            <text:p>20.4923629761</text:p>
          </table:table-cell>
          <table:table-cell office:value-type="float" office:value="21.936013937" calcext:value-type="float">
            <text:p>21.936013937</text:p>
          </table:table-cell>
          <table:table-cell office:value-type="float" office:value="20.709444046" calcext:value-type="float">
            <text:p>20.709444046</text:p>
          </table:table-cell>
          <table:table-cell office:value-type="float" office:value="21.6562700272" calcext:value-type="float">
            <text:p>21.6562700272</text:p>
          </table:table-cell>
          <table:table-cell office:value-type="float" office:value="20.410449028" calcext:value-type="float">
            <text:p>20.410449028</text:p>
          </table:table-cell>
          <table:table-cell office:value-type="float" office:value="23.2323219776" calcext:value-type="float">
            <text:p>23.2323219776</text:p>
          </table:table-cell>
          <table:table-cell office:value-type="float" office:value="19.4269120693" calcext:value-type="float">
            <text:p>19.4269120693</text:p>
          </table:table-cell>
          <table:table-cell office:value-type="float" office:value="53.6779119968" calcext:value-type="float">
            <text:p>53.6779119968</text:p>
          </table:table-cell>
          <table:table-cell office:value-type="float" office:value="50.9368178844" calcext:value-type="float">
            <text:p>50.9368178844</text:p>
          </table:table-cell>
          <table:table-cell office:value-type="float" office:value="111.846917868" calcext:value-type="float">
            <text:p>111.846917868</text:p>
          </table:table-cell>
          <table:table-cell office:value-type="float" office:value="108.841566086" calcext:value-type="float">
            <text:p>108.841566086</text:p>
          </table:table-cell>
          <table:table-cell table:formula="of:=( ([.I10] - [.J10])) + ([.J10] / 2)" office:value-type="float" office:value="11.45386052135" calcext:value-type="float">
            <text:p>11.4538605214</text:p>
          </table:table-cell>
          <table:table-cell/>
          <table:table-cell table:formula="of:=( ([.K10] - [.L10])) + ([.L10] / 2)" office:value-type="float" office:value="11.581291914" calcext:value-type="float">
            <text:p>11.581291914</text:p>
          </table:table-cell>
          <table:table-cell/>
          <table:table-cell table:formula="of:=( ([.M10] - [.N10])) + ([.N10] / 2)" office:value-type="float" office:value="11.4510455132" calcext:value-type="float">
            <text:p>11.4510455132</text:p>
          </table:table-cell>
          <table:table-cell/>
          <table:table-cell table:formula="of:=( ([.O10] - [.P10])) + ([.P10] / 2)" office:value-type="float" office:value="13.51886594295" calcext:value-type="float">
            <text:p>13.518865943</text:p>
          </table:table-cell>
          <table:table-cell/>
          <table:table-cell table:formula="of:=( ([.Q10] - [.R10])) + ([.R10] / 2)" office:value-type="float" office:value="28.2095030546" calcext:value-type="float">
            <text:p>28.2095030546</text:p>
          </table:table-cell>
          <table:table-cell/>
          <table:table-cell table:formula="of:=( ([.S10] - [.T10])) + ([.T10] / 2)" office:value-type="float" office:value="57.426134825" calcext:value-type="float">
            <text:p>57.426134825</text:p>
          </table:table-cell>
          <table:table-cell/>
          <table:table-cell office:value-type="float" office:value="28.4060572982" calcext:value-type="float">
            <text:p>28.4060572982</text:p>
          </table:table-cell>
          <table:table-cell office:value-type="float" office:value="19.8176505566" calcext:value-type="float">
            <text:p>19.8176505566</text:p>
          </table:table-cell>
          <table:table-cell office:value-type="float" office:value="61.1801069975" calcext:value-type="float">
            <text:p>61.1801069975</text:p>
          </table:table-cell>
          <table:table-cell office:value-type="float" office:value="52.0769526958" calcext:value-type="float">
            <text:p>52.07695269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office:value-type="float" office:value="46.4160778522" calcext:value-type="float">
            <text:p>46.4160778522</text:p>
          </table:table-cell>
          <table:table-cell office:value-type="float" office:value="43.9725461006" calcext:value-type="float">
            <text:p>43.9725461006</text:p>
          </table:table-cell>
          <table:table-cell office:value-type="float" office:value="46.683811903" calcext:value-type="float">
            <text:p>46.683811903</text:p>
          </table:table-cell>
          <table:table-cell office:value-type="float" office:value="44.1310348511" calcext:value-type="float">
            <text:p>44.1310348511</text:p>
          </table:table-cell>
          <table:table-cell office:value-type="float" office:value="47.2123589516" calcext:value-type="float">
            <text:p>47.2123589516</text:p>
          </table:table-cell>
          <table:table-cell office:value-type="float" office:value="44.7178249359" calcext:value-type="float">
            <text:p>44.7178249359</text:p>
          </table:table-cell>
          <table:table-cell office:value-type="float" office:value="48.6188731194" calcext:value-type="float">
            <text:p>48.6188731194</text:p>
          </table:table-cell>
          <table:table-cell office:value-type="float" office:value="41.4265871048" calcext:value-type="float">
            <text:p>41.4265871048</text:p>
          </table:table-cell>
          <table:table-cell office:value-type="float" office:value="110.246201038" calcext:value-type="float">
            <text:p>110.246201038</text:p>
          </table:table-cell>
          <table:table-cell office:value-type="float" office:value="104.745560169" calcext:value-type="float">
            <text:p>104.745560169</text:p>
          </table:table-cell>
          <table:table-cell office:value-type="float" office:value="226.977890015" calcext:value-type="float">
            <text:p>226.977890015</text:p>
          </table:table-cell>
          <table:table-cell office:value-type="float" office:value="221.50427413" calcext:value-type="float">
            <text:p>221.50427413</text:p>
          </table:table-cell>
          <table:table-cell table:formula="of:=( ([.I11] - [.J11])) + ([.J11] / 2)" office:value-type="float" office:value="24.4298048019" calcext:value-type="float">
            <text:p>24.4298048019</text:p>
          </table:table-cell>
          <table:table-cell/>
          <table:table-cell table:formula="of:=( ([.K11] - [.L11])) + ([.L11] / 2)" office:value-type="float" office:value="24.61829447745" calcext:value-type="float">
            <text:p>24.6182944775</text:p>
          </table:table-cell>
          <table:table-cell/>
          <table:table-cell table:formula="of:=( ([.M11] - [.N11])) + ([.N11] / 2)" office:value-type="float" office:value="24.85344648365" calcext:value-type="float">
            <text:p>24.8534464837</text:p>
          </table:table-cell>
          <table:table-cell/>
          <table:table-cell table:formula="of:=( ([.O11] - [.P11])) + ([.P11] / 2)" office:value-type="float" office:value="27.905579567" calcext:value-type="float">
            <text:p>27.905579567</text:p>
          </table:table-cell>
          <table:table-cell/>
          <table:table-cell table:formula="of:=( ([.Q11] - [.R11])) + ([.R11] / 2)" office:value-type="float" office:value="57.8734209535" calcext:value-type="float">
            <text:p>57.8734209535</text:p>
          </table:table-cell>
          <table:table-cell/>
          <table:table-cell table:formula="of:=( ([.S11] - [.T11])) + ([.T11] / 2)" office:value-type="float" office:value="116.22575295" calcext:value-type="float">
            <text:p>116.22575295</text:p>
          </table:table-cell>
          <table:table-cell/>
          <table:table-cell office:value-type="float" office:value="61.6110267043" calcext:value-type="float">
            <text:p>61.6110267043</text:p>
          </table:table-cell>
          <table:table-cell office:value-type="float" office:value="42.4656117558" calcext:value-type="float">
            <text:p>42.4656117558</text:p>
          </table:table-cell>
          <table:table-cell office:value-type="float" office:value="125.23218447" calcext:value-type="float">
            <text:p>125.23218447</text:p>
          </table:table-cell>
          <table:table-cell office:value-type="float" office:value="107.687618971" calcext:value-type="float">
            <text:p>107.687618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office:value-type="float" office:value="76.3254261017" calcext:value-type="float">
            <text:p>76.3254261017</text:p>
          </table:table-cell>
          <table:table-cell office:value-type="float" office:value="72.5175170898" calcext:value-type="float">
            <text:p>72.5175170898</text:p>
          </table:table-cell>
          <table:table-cell office:value-type="float" office:value="78.4486949444" calcext:value-type="float">
            <text:p>78.4486949444</text:p>
          </table:table-cell>
          <table:table-cell office:value-type="float" office:value="74.6676499844" calcext:value-type="float">
            <text:p>74.6676499844</text:p>
          </table:table-cell>
          <table:table-cell office:value-type="float" office:value="78.8220090866" calcext:value-type="float">
            <text:p>78.8220090866</text:p>
          </table:table-cell>
          <table:table-cell office:value-type="float" office:value="74.8554270267" calcext:value-type="float">
            <text:p>74.8554270267</text:p>
          </table:table-cell>
          <table:table-cell office:value-type="float" office:value="82.6748580933" calcext:value-type="float">
            <text:p>82.6748580933</text:p>
          </table:table-cell>
          <table:table-cell office:value-type="float" office:value="67.8239629269" calcext:value-type="float">
            <text:p>67.8239629269</text:p>
          </table:table-cell>
          <table:table-cell office:value-type="float" office:value="174.570899963" calcext:value-type="float">
            <text:p>174.570899963</text:p>
          </table:table-cell>
          <table:table-cell office:value-type="float" office:value="166.127028942" calcext:value-type="float">
            <text:p>166.127028942</text:p>
          </table:table-cell>
          <table:table-cell office:value-type="float" office:value="359.12894392" calcext:value-type="float">
            <text:p>359.12894392</text:p>
          </table:table-cell>
          <table:table-cell office:value-type="float" office:value="350.045346022" calcext:value-type="float">
            <text:p>350.045346022</text:p>
          </table:table-cell>
          <table:table-cell table:formula="of:=( ([.I12] - [.J12])) + ([.J12] / 2)" office:value-type="float" office:value="40.0666675568" calcext:value-type="float">
            <text:p>40.0666675568</text:p>
          </table:table-cell>
          <table:table-cell/>
          <table:table-cell table:formula="of:=( ([.K12] - [.L12])) + ([.L12] / 2)" office:value-type="float" office:value="41.1148699522" calcext:value-type="float">
            <text:p>41.1148699522</text:p>
          </table:table-cell>
          <table:table-cell/>
          <table:table-cell table:formula="of:=( ([.M12] - [.N12])) + ([.N12] / 2)" office:value-type="float" office:value="41.39429557325" calcext:value-type="float">
            <text:p>41.3942955733</text:p>
          </table:table-cell>
          <table:table-cell/>
          <table:table-cell table:formula="of:=( ([.O12] - [.P12])) + ([.P12] / 2)" office:value-type="float" office:value="48.76287662985" calcext:value-type="float">
            <text:p>48.7628766299</text:p>
          </table:table-cell>
          <table:table-cell/>
          <table:table-cell table:formula="of:=( ([.Q12] - [.R12])) + ([.R12] / 2)" office:value-type="float" office:value="91.507385492" calcext:value-type="float">
            <text:p>91.507385492</text:p>
          </table:table-cell>
          <table:table-cell/>
          <table:table-cell table:formula="of:=( ([.S12] - [.T12])) + ([.T12] / 2)" office:value-type="float" office:value="184.106270909" calcext:value-type="float">
            <text:p>184.106270909</text:p>
          </table:table-cell>
          <table:table-cell/>
          <table:table-cell office:value-type="float" office:value="98.359577179" calcext:value-type="float">
            <text:p>98.359577179</text:p>
          </table:table-cell>
          <table:table-cell office:value-type="float" office:value="70.1280379891" calcext:value-type="float">
            <text:p>70.1280379891</text:p>
          </table:table-cell>
          <table:table-cell office:value-type="float" office:value="191.790415227" calcext:value-type="float">
            <text:p>191.790415227</text:p>
          </table:table-cell>
          <table:table-cell office:value-type="float" office:value="172.563345194" calcext:value-type="float">
            <text:p>172.563345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office:value-type="float" office:value="102.019751787" calcext:value-type="float">
            <text:p>102.019751787</text:p>
          </table:table-cell>
          <table:table-cell office:value-type="float" office:value="96.8339099884" calcext:value-type="float">
            <text:p>96.8339099884</text:p>
          </table:table-cell>
          <table:table-cell office:value-type="float" office:value="102.024197102" calcext:value-type="float">
            <text:p>102.024197102</text:p>
          </table:table-cell>
          <table:table-cell office:value-type="float" office:value="96.9558031559" calcext:value-type="float">
            <text:p>96.9558031559</text:p>
          </table:table-cell>
          <table:table-cell office:value-type="float" office:value="102.08447504" calcext:value-type="float">
            <text:p>102.08447504</text:p>
          </table:table-cell>
          <table:table-cell office:value-type="float" office:value="97.0142478943" calcext:value-type="float">
            <text:p>97.0142478943</text:p>
          </table:table-cell>
          <table:table-cell office:value-type="float" office:value="115.046870947" calcext:value-type="float">
            <text:p>115.046870947</text:p>
          </table:table-cell>
          <table:table-cell office:value-type="float" office:value="89.8174021244" calcext:value-type="float">
            <text:p>89.8174021244</text:p>
          </table:table-cell>
          <table:table-cell office:value-type="float" office:value="236.398952007" calcext:value-type="float">
            <text:p>236.398952007</text:p>
          </table:table-cell>
          <table:table-cell office:value-type="float" office:value="225.358217955" calcext:value-type="float">
            <text:p>225.358217955</text:p>
          </table:table-cell>
          <table:table-cell office:value-type="float" office:value="491.807271957" calcext:value-type="float">
            <text:p>491.807271957</text:p>
          </table:table-cell>
          <table:table-cell office:value-type="float" office:value="479.802368164" calcext:value-type="float">
            <text:p>479.802368164</text:p>
          </table:table-cell>
          <table:table-cell table:formula="of:=( ([.I13] - [.J13])) + ([.J13] / 2)" office:value-type="float" office:value="53.6027967928" calcext:value-type="float">
            <text:p>53.6027967928</text:p>
          </table:table-cell>
          <table:table-cell/>
          <table:table-cell table:formula="of:=( ([.K13] - [.L13])) + ([.L13] / 2)" office:value-type="float" office:value="53.54629552405" calcext:value-type="float">
            <text:p>53.5462955241</text:p>
          </table:table-cell>
          <table:table-cell/>
          <table:table-cell table:formula="of:=( ([.M13] - [.N13])) + ([.N13] / 2)" office:value-type="float" office:value="53.57735109285" calcext:value-type="float">
            <text:p>53.5773510929</text:p>
          </table:table-cell>
          <table:table-cell/>
          <table:table-cell table:formula="of:=( ([.O13] - [.P13])) + ([.P13] / 2)" office:value-type="float" office:value="70.1381698848" calcext:value-type="float">
            <text:p>70.1381698848</text:p>
          </table:table-cell>
          <table:table-cell/>
          <table:table-cell table:formula="of:=( ([.Q13] - [.R13])) + ([.R13] / 2)" office:value-type="float" office:value="123.7198430295" calcext:value-type="float">
            <text:p>123.7198430295</text:p>
          </table:table-cell>
          <table:table-cell/>
          <table:table-cell table:formula="of:=( ([.S13] - [.T13])) + ([.T13] / 2)" office:value-type="float" office:value="251.906087875" calcext:value-type="float">
            <text:p>251.906087875</text:p>
          </table:table-cell>
          <table:table-cell/>
          <table:table-cell office:value-type="float" office:value="134.63379854" calcext:value-type="float">
            <text:p>134.63379854</text:p>
          </table:table-cell>
          <table:table-cell office:value-type="float" office:value="91.8498795033" calcext:value-type="float">
            <text:p>91.8498795033</text:p>
          </table:table-cell>
          <table:table-cell office:value-type="float" office:value="270.44880408" calcext:value-type="float">
            <text:p>270.44880408</text:p>
          </table:table-cell>
          <table:table-cell office:value-type="float" office:value="235.900116861" calcext:value-type="float">
            <text:p>235.900116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office:value-type="float" office:value="127.329694033" calcext:value-type="float">
            <text:p>127.329694033</text:p>
          </table:table-cell>
          <table:table-cell office:value-type="float" office:value="120.862356901" calcext:value-type="float">
            <text:p>120.862356901</text:p>
          </table:table-cell>
          <table:table-cell office:value-type="float" office:value="128.897436857" calcext:value-type="float">
            <text:p>128.897436857</text:p>
          </table:table-cell>
          <table:table-cell office:value-type="float" office:value="122.400918961" calcext:value-type="float">
            <text:p>122.400918961</text:p>
          </table:table-cell>
          <table:table-cell office:value-type="float" office:value="128.125757933" calcext:value-type="float">
            <text:p>128.125757933</text:p>
          </table:table-cell>
          <table:table-cell office:value-type="float" office:value="121.678126097" calcext:value-type="float">
            <text:p>121.678126097</text:p>
          </table:table-cell>
          <table:table-cell office:value-type="float" office:value="146.202733994" calcext:value-type="float">
            <text:p>146.202733994</text:p>
          </table:table-cell>
          <table:table-cell office:value-type="float" office:value="113.889931917" calcext:value-type="float">
            <text:p>113.889931917</text:p>
          </table:table-cell>
          <table:table-cell office:value-type="float" office:value="295.893046141" calcext:value-type="float">
            <text:p>295.893046141</text:p>
          </table:table-cell>
          <table:table-cell office:value-type="float" office:value="281.239823103" calcext:value-type="float">
            <text:p>281.239823103</text:p>
          </table:table-cell>
          <table:table-cell office:value-type="float" office:value="612.732882023" calcext:value-type="float">
            <text:p>612.732882023</text:p>
          </table:table-cell>
          <table:table-cell office:value-type="float" office:value="598.258253098" calcext:value-type="float">
            <text:p>598.258253098</text:p>
          </table:table-cell>
          <table:table-cell table:formula="of:=( ([.I14] - [.J14])) + ([.J14] / 2)" office:value-type="float" office:value="66.8985155825" calcext:value-type="float">
            <text:p>66.8985155825</text:p>
          </table:table-cell>
          <table:table-cell/>
          <table:table-cell table:formula="of:=( ([.K14] - [.L14])) + ([.L14] / 2)" office:value-type="float" office:value="67.6969773765" calcext:value-type="float">
            <text:p>67.6969773765</text:p>
          </table:table-cell>
          <table:table-cell/>
          <table:table-cell table:formula="of:=( ([.M14] - [.N14])) + ([.N14] / 2)" office:value-type="float" office:value="67.2866948845" calcext:value-type="float">
            <text:p>67.2866948845</text:p>
          </table:table-cell>
          <table:table-cell/>
          <table:table-cell table:formula="of:=( ([.O14] - [.P14])) + ([.P14] / 2)" office:value-type="float" office:value="89.2577680355" calcext:value-type="float">
            <text:p>89.2577680355</text:p>
          </table:table-cell>
          <table:table-cell/>
          <table:table-cell table:formula="of:=( ([.Q14] - [.R14])) + ([.R14] / 2)" office:value-type="float" office:value="155.2731345895" calcext:value-type="float">
            <text:p>155.2731345895</text:p>
          </table:table-cell>
          <table:table-cell/>
          <table:table-cell table:formula="of:=( ([.S14] - [.T14])) + ([.T14] / 2)" office:value-type="float" office:value="313.603755474" calcext:value-type="float">
            <text:p>313.603755474</text:p>
          </table:table-cell>
          <table:table-cell/>
          <table:table-cell office:value-type="float" office:value="166.95816499" calcext:value-type="float">
            <text:p>166.95816499</text:p>
          </table:table-cell>
          <table:table-cell office:value-type="float" office:value="116.858087003" calcext:value-type="float">
            <text:p>116.858087003</text:p>
          </table:table-cell>
          <table:table-cell office:value-type="float" office:value="343.648820758" calcext:value-type="float">
            <text:p>343.648820758</text:p>
          </table:table-cell>
          <table:table-cell office:value-type="float" office:value="294.876753986" calcext:value-type="float">
            <text:p>294.876753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office:value-type="float" office:value="242.441132069" calcext:value-type="float">
            <text:p>242.441132069</text:p>
          </table:table-cell>
          <table:table-cell office:value-type="float" office:value="234.403764009" calcext:value-type="float">
            <text:p>234.403764009</text:p>
          </table:table-cell>
          <table:table-cell office:value-type="float" office:value="239.137686014" calcext:value-type="float">
            <text:p>239.137686014</text:p>
          </table:table-cell>
          <table:table-cell office:value-type="float" office:value="230.907550097" calcext:value-type="float">
            <text:p>230.907550097</text:p>
          </table:table-cell>
          <table:table-cell office:value-type="float" office:value="232.809778929" calcext:value-type="float">
            <text:p>232.809778929</text:p>
          </table:table-cell>
          <table:table-cell office:value-type="float" office:value="224.778517008" calcext:value-type="float">
            <text:p>224.778517008</text:p>
          </table:table-cell>
          <table:table-cell office:value-type="float" office:value="205.656173944" calcext:value-type="float">
            <text:p>205.656173944</text:p>
          </table:table-cell>
          <table:table-cell office:value-type="float" office:value="167.046923161" calcext:value-type="float">
            <text:p>167.046923161</text:p>
          </table:table-cell>
          <table:table-cell office:value-type="float" office:value="392.100918055" calcext:value-type="float">
            <text:p>392.100918055</text:p>
          </table:table-cell>
          <table:table-cell office:value-type="float" office:value="374.447494984" calcext:value-type="float">
            <text:p>374.447494984</text:p>
          </table:table-cell>
          <table:table-cell office:value-type="float" office:value="790.336431026" calcext:value-type="float">
            <text:p>790.336431026</text:p>
          </table:table-cell>
          <table:table-cell office:value-type="float" office:value="771.332463026" calcext:value-type="float">
            <text:p>771.332463026</text:p>
          </table:table-cell>
          <table:table-cell table:formula="of:=( ([.I15] - [.J15])) + ([.J15] / 2)" office:value-type="float" office:value="125.2392500645" calcext:value-type="float">
            <text:p>125.2392500645</text:p>
          </table:table-cell>
          <table:table-cell/>
          <table:table-cell table:formula="of:=( ([.K15] - [.L15])) + ([.L15] / 2)" office:value-type="float" office:value="123.6839109655" calcext:value-type="float">
            <text:p>123.6839109655</text:p>
          </table:table-cell>
          <table:table-cell/>
          <table:table-cell table:formula="of:=( ([.M15] - [.N15])) + ([.N15] / 2)" office:value-type="float" office:value="120.420520425" calcext:value-type="float">
            <text:p>120.420520425</text:p>
          </table:table-cell>
          <table:table-cell/>
          <table:table-cell table:formula="of:=( ([.O15] - [.P15])) + ([.P15] / 2)" office:value-type="float" office:value="122.1327123635" calcext:value-type="float">
            <text:p>122.1327123635</text:p>
          </table:table-cell>
          <table:table-cell/>
          <table:table-cell table:formula="of:=( ([.Q15] - [.R15])) + ([.R15] / 2)" office:value-type="float" office:value="204.877170563" calcext:value-type="float">
            <text:p>204.877170563</text:p>
          </table:table-cell>
          <table:table-cell/>
          <table:table-cell table:formula="of:=( ([.S15] - [.T15])) + ([.T15] / 2)" office:value-type="float" office:value="404.670199513" calcext:value-type="float">
            <text:p>404.670199513</text:p>
          </table:table-cell>
          <table:table-cell/>
          <table:table-cell office:value-type="float" office:value="258.687595785" calcext:value-type="float">
            <text:p>258.687595785</text:p>
          </table:table-cell>
          <table:table-cell office:value-type="float" office:value="196.033801496" calcext:value-type="float">
            <text:p>196.033801496</text:p>
          </table:table-cell>
          <table:table-cell office:value-type="float" office:value="457.270051718" calcext:value-type="float">
            <text:p>457.270051718</text:p>
          </table:table-cell>
          <table:table-cell office:value-type="float" office:value="415.816168964" calcext:value-type="float">
            <text:p>415.8161689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office:value-type="float" office:value="197.450726986" calcext:value-type="float">
            <text:p>197.450726986</text:p>
          </table:table-cell>
          <table:table-cell office:value-type="float" office:value="187.665293932" calcext:value-type="float">
            <text:p>187.665293932</text:p>
          </table:table-cell>
          <table:table-cell office:value-type="float" office:value="199.224328041" calcext:value-type="float">
            <text:p>199.224328041</text:p>
          </table:table-cell>
          <table:table-cell office:value-type="float" office:value="189.548368931" calcext:value-type="float">
            <text:p>189.548368931</text:p>
          </table:table-cell>
          <table:table-cell office:value-type="float" office:value="197.334326029" calcext:value-type="float">
            <text:p>197.334326029</text:p>
          </table:table-cell>
          <table:table-cell office:value-type="float" office:value="187.871860981" calcext:value-type="float">
            <text:p>187.871860981</text:p>
          </table:table-cell>
          <table:table-cell office:value-type="float" office:value="214.312420845" calcext:value-type="float">
            <text:p>214.312420845</text:p>
          </table:table-cell>
          <table:table-cell office:value-type="float" office:value="173.755250931" calcext:value-type="float">
            <text:p>173.755250931</text:p>
          </table:table-cell>
          <table:table-cell office:value-type="float" office:value="444.703459978" calcext:value-type="float">
            <text:p>444.703459978</text:p>
          </table:table-cell>
          <table:table-cell office:value-type="float" office:value="424.049784899" calcext:value-type="float">
            <text:p>424.049784899</text:p>
          </table:table-cell>
          <table:table-cell office:value-type="float" office:value="925.507874966" calcext:value-type="float">
            <text:p>925.507874966</text:p>
          </table:table-cell>
          <table:table-cell office:value-type="float" office:value="903.13835597" calcext:value-type="float">
            <text:p>903.13835597</text:p>
          </table:table-cell>
          <table:table-cell table:formula="of:=( ([.I16] - [.J16])) + ([.J16] / 2)" office:value-type="float" office:value="103.61808002" calcext:value-type="float">
            <text:p>103.61808002</text:p>
          </table:table-cell>
          <table:table-cell/>
          <table:table-cell table:formula="of:=( ([.K16] - [.L16])) + ([.L16] / 2)" office:value-type="float" office:value="104.4501435755" calcext:value-type="float">
            <text:p>104.4501435755</text:p>
          </table:table-cell>
          <table:table-cell/>
          <table:table-cell table:formula="of:=( ([.M16] - [.N16])) + ([.N16] / 2)" office:value-type="float" office:value="103.3983955385" calcext:value-type="float">
            <text:p>103.3983955385</text:p>
          </table:table-cell>
          <table:table-cell/>
          <table:table-cell table:formula="of:=( ([.O16] - [.P16])) + ([.P16] / 2)" office:value-type="float" office:value="127.4347953795" calcext:value-type="float">
            <text:p>127.4347953795</text:p>
          </table:table-cell>
          <table:table-cell/>
          <table:table-cell table:formula="of:=( ([.Q16] - [.R16])) + ([.R16] / 2)" office:value-type="float" office:value="232.6785675285" calcext:value-type="float">
            <text:p>232.6785675285</text:p>
          </table:table-cell>
          <table:table-cell/>
          <table:table-cell table:formula="of:=( ([.S16] - [.T16])) + ([.T16] / 2)" office:value-type="float" office:value="473.938696981" calcext:value-type="float">
            <text:p>473.938696981</text:p>
          </table:table-cell>
          <table:table-cell/>
          <table:table-cell office:value-type="float" office:value="252.991137505" calcext:value-type="float">
            <text:p>252.991137505</text:p>
          </table:table-cell>
          <table:table-cell office:value-type="float" office:value="180.051694751" calcext:value-type="float">
            <text:p>180.051694751</text:p>
          </table:table-cell>
          <table:table-cell office:value-type="float" office:value="494.626727462" calcext:value-type="float">
            <text:p>494.626727462</text:p>
          </table:table-cell>
          <table:table-cell office:value-type="float" office:value="448.092241287" calcext:value-type="float">
            <text:p>448.092241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office:value-type="float" office:value="302.08102107" calcext:value-type="float">
            <text:p>302.08102107</text:p>
          </table:table-cell>
          <table:table-cell office:value-type="float" office:value="287.246707916" calcext:value-type="float">
            <text:p>287.246707916</text:p>
          </table:table-cell>
          <table:table-cell office:value-type="float" office:value="298.51139307" calcext:value-type="float">
            <text:p>298.51139307</text:p>
          </table:table-cell>
          <table:table-cell office:value-type="float" office:value="283.685036182" calcext:value-type="float">
            <text:p>283.685036182</text:p>
          </table:table-cell>
          <table:table-cell office:value-type="float" office:value="301.993145943" calcext:value-type="float">
            <text:p>301.993145943</text:p>
          </table:table-cell>
          <table:table-cell office:value-type="float" office:value="287.346100092" calcext:value-type="float">
            <text:p>287.346100092</text:p>
          </table:table-cell>
          <table:table-cell office:value-type="float" office:value="341.537134886" calcext:value-type="float">
            <text:p>341.537134886</text:p>
          </table:table-cell>
          <table:table-cell office:value-type="float" office:value="264.438485861" calcext:value-type="float">
            <text:p>264.438485861</text:p>
          </table:table-cell>
          <table:table-cell office:value-type="float" office:value="661.83682704" calcext:value-type="float">
            <text:p>661.83682704</text:p>
          </table:table-cell>
          <table:table-cell office:value-type="float" office:value="628.63785696" calcext:value-type="float">
            <text:p>628.63785696</text:p>
          </table:table-cell>
          <table:table-cell office:value-type="float" office:value="1377.46804214" calcext:value-type="float">
            <text:p>1377.46804214</text:p>
          </table:table-cell>
          <table:table-cell office:value-type="float" office:value="1343.62463593" calcext:value-type="float">
            <text:p>1343.62463593</text:p>
          </table:table-cell>
          <table:table-cell table:formula="of:=( ([.I17] - [.J17])) + ([.J17] / 2)" office:value-type="float" office:value="158.457667112" calcext:value-type="float">
            <text:p>158.457667112</text:p>
          </table:table-cell>
          <table:table-cell/>
          <table:table-cell table:formula="of:=( ([.K17] - [.L17])) + ([.L17] / 2)" office:value-type="float" office:value="156.668874979" calcext:value-type="float">
            <text:p>156.668874979</text:p>
          </table:table-cell>
          <table:table-cell/>
          <table:table-cell table:formula="of:=( ([.M17] - [.N17])) + ([.N17] / 2)" office:value-type="float" office:value="158.320095897" calcext:value-type="float">
            <text:p>158.320095897</text:p>
          </table:table-cell>
          <table:table-cell/>
          <table:table-cell table:formula="of:=( ([.O17] - [.P17])) + ([.P17] / 2)" office:value-type="float" office:value="209.3178919555" calcext:value-type="float">
            <text:p>209.3178919555</text:p>
          </table:table-cell>
          <table:table-cell/>
          <table:table-cell table:formula="of:=( ([.Q17] - [.R17])) + ([.R17] / 2)" office:value-type="float" office:value="347.51789856" calcext:value-type="float">
            <text:p>347.51789856</text:p>
          </table:table-cell>
          <table:table-cell/>
          <table:table-cell table:formula="of:=( ([.S17] - [.T17])) + ([.T17] / 2)" office:value-type="float" office:value="705.655724175" calcext:value-type="float">
            <text:p>705.655724175</text:p>
          </table:table-cell>
          <table:table-cell/>
          <table:table-cell office:value-type="float" office:value="378.972439289" calcext:value-type="float">
            <text:p>378.972439289</text:p>
          </table:table-cell>
          <table:table-cell office:value-type="float" office:value="273.612808049" calcext:value-type="float">
            <text:p>273.612808049</text:p>
          </table:table-cell>
          <table:table-cell office:value-type="float" office:value="769.318602443" calcext:value-type="float">
            <text:p>769.318602443</text:p>
          </table:table-cell>
          <table:table-cell office:value-type="float" office:value="672.762779713" calcext:value-type="float">
            <text:p>672.762779713</text:p>
          </table:table-cell>
          <table:table-cell table:number-columns-repeated="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6657104492" calcext:value-type="float">
            <text:p>0.2766571045</text:p>
          </table:table-cell>
          <table:table-cell office:value-type="float" office:value="0.12585401535" calcext:value-type="float">
            <text:p>0.1258540154</text:p>
          </table:table-cell>
          <table:table-cell office:value-type="float" office:value="0.484484195709" calcext:value-type="float">
            <text:p>0.4844841957</text:p>
          </table:table-cell>
          <table:table-cell office:value-type="float" office:value="0.335880041122" calcext:value-type="float">
            <text:p>0.3358800411</text:p>
          </table:table-cell>
          <table:table-cell office:value-type="float" office:value="0.866816997528" calcext:value-type="float">
            <text:p>0.8668169975</text:p>
          </table:table-cell>
          <table:table-cell office:value-type="float" office:value="0.723797798157" calcext:value-type="float">
            <text:p>0.7237977982</text:p>
          </table:table-cell>
          <table:table-cell office:value-type="float" office:value="10.4831829071" calcext:value-type="float">
            <text:p>10.4831829071</text:p>
          </table:table-cell>
          <table:table-cell office:value-type="float" office:value="9.8966190815" calcext:value-type="float">
            <text:p>9.8966190815</text:p>
          </table:table-cell>
          <table:table-cell office:value-type="float" office:value="25.198032856" calcext:value-type="float">
            <text:p>25.198032856</text:p>
          </table:table-cell>
          <table:table-cell office:value-type="float" office:value="24.6129100323" calcext:value-type="float">
            <text:p>24.6129100323</text:p>
          </table:table-cell>
          <table:table-cell office:value-type="float" office:value="54.7939579487" calcext:value-type="float">
            <text:p>54.7939579487</text:p>
          </table:table-cell>
          <table:table-cell office:value-type="float" office:value="54.2893340588" calcext:value-type="float">
            <text:p>54.2893340588</text:p>
          </table:table-cell>
          <table:table-cell office:value-type="float" office:value="9.33046293259" calcext:value-type="float">
            <text:p>9.3304629326</text:p>
          </table:table-cell>
          <table:table-cell office:value-type="float" office:value="8.18664383888" calcext:value-type="float">
            <text:p>8.1866438389</text:p>
          </table:table-cell>
          <table:table-cell office:value-type="float" office:value="22.9718821049" calcext:value-type="float">
            <text:p>22.9718821049</text:p>
          </table:table-cell>
          <table:table-cell office:value-type="float" office:value="21.6374948025" calcext:value-type="float">
            <text:p>21.6374948025</text:p>
          </table:table-cell>
          <table:table-cell office:value-type="float" office:value="48.9516019821" calcext:value-type="float">
            <text:p>48.9516019821</text:p>
          </table:table-cell>
          <table:table-cell office:value-type="float" office:value="47.731511116" calcext:value-type="float">
            <text:p>47.731511116</text:p>
          </table:table-cell>
          <table:table-cell office:value-type="float" office:value="8.91522431374" calcext:value-type="float">
            <text:p>8.9152243137</text:p>
          </table:table-cell>
          <table:table-cell office:value-type="float" office:value="8.14658594131" calcext:value-type="float">
            <text:p>8.1465859413</text:p>
          </table:table-cell>
          <table:table-cell office:value-type="float" office:value="8.73730993271" calcext:value-type="float">
            <text:p>8.7373099327</text:p>
          </table:table-cell>
          <table:table-cell office:value-type="float" office:value="7.99177408218" calcext:value-type="float">
            <text:p>7.9917740822</text:p>
          </table:table-cell>
          <table:table-cell office:value-type="float" office:value="8.78379392624" calcext:value-type="float">
            <text:p>8.7837939262</text:p>
          </table:table-cell>
          <table:table-cell office:value-type="float" office:value="8.04810118675" calcext:value-type="float">
            <text:p>8.0481011868</text:p>
          </table:table-cell>
          <table:table-cell office:value-type="float" office:value="8.75925302505" calcext:value-type="float">
            <text:p>8.7592530251</text:p>
          </table:table-cell>
          <table:table-cell office:value-type="float" office:value="7.24989581108" calcext:value-type="float">
            <text:p>7.2498958111</text:p>
          </table:table-cell>
          <table:table-cell office:value-type="float" office:value="8.70287227631" calcext:value-type="float">
            <text:p>8.7028722763</text:p>
          </table:table-cell>
          <table:table-cell office:value-type="float" office:value="7.2495970726" calcext:value-type="float">
            <text:p>7.2495970726</text:p>
          </table:table-cell>
          <table:table-cell office:value-type="float" office:value="8.87253069878" calcext:value-type="float">
            <text:p>8.8725306988</text:p>
          </table:table-cell>
          <table:table-cell office:value-type="float" office:value="7.25506615639" calcext:value-type="float">
            <text:p>7.2550661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60087013245" calcext:value-type="float">
            <text:p>0.2600870132</text:p>
          </table:table-cell>
          <table:table-cell office:value-type="float" office:value="0.117478847504" calcext:value-type="float">
            <text:p>0.1174788475</text:p>
          </table:table-cell>
          <table:table-cell office:value-type="float" office:value="0.513781070709" calcext:value-type="float">
            <text:p>0.5137810707</text:p>
          </table:table-cell>
          <table:table-cell office:value-type="float" office:value="0.367822885513" calcext:value-type="float">
            <text:p>0.3678228855</text:p>
          </table:table-cell>
          <table:table-cell office:value-type="float" office:value="0.967293024063" calcext:value-type="float">
            <text:p>0.9672930241</text:p>
          </table:table-cell>
          <table:table-cell office:value-type="float" office:value="0.821913957596" calcext:value-type="float">
            <text:p>0.8219139576</text:p>
          </table:table-cell>
          <table:table-cell office:value-type="float" office:value="9.41092205048" calcext:value-type="float">
            <text:p>9.4109220505</text:p>
          </table:table-cell>
          <table:table-cell office:value-type="float" office:value="8.91354513168" calcext:value-type="float">
            <text:p>8.9135451317</text:p>
          </table:table-cell>
          <table:table-cell office:value-type="float" office:value="23.2618620396" calcext:value-type="float">
            <text:p>23.2618620396</text:p>
          </table:table-cell>
          <table:table-cell office:value-type="float" office:value="22.7551181316" calcext:value-type="float">
            <text:p>22.7551181316</text:p>
          </table:table-cell>
          <table:table-cell office:value-type="float" office:value="50.0374028683" calcext:value-type="float">
            <text:p>50.0374028683</text:p>
          </table:table-cell>
          <table:table-cell office:value-type="float" office:value="49.4662959576" calcext:value-type="float">
            <text:p>49.4662959576</text:p>
          </table:table-cell>
          <table:table-cell office:value-type="float" office:value="8.60647702217" calcext:value-type="float">
            <text:p>8.6064770222</text:p>
          </table:table-cell>
          <table:table-cell office:value-type="float" office:value="7.38122177124" calcext:value-type="float">
            <text:p>7.3812217712</text:p>
          </table:table-cell>
          <table:table-cell office:value-type="float" office:value="21.8354918957" calcext:value-type="float">
            <text:p>21.8354918957</text:p>
          </table:table-cell>
          <table:table-cell office:value-type="float" office:value="20.6472089291" calcext:value-type="float">
            <text:p>20.6472089291</text:p>
          </table:table-cell>
          <table:table-cell office:value-type="float" office:value="47.4294960499" calcext:value-type="float">
            <text:p>47.4294960499</text:p>
          </table:table-cell>
          <table:table-cell office:value-type="float" office:value="46.1807739735" calcext:value-type="float">
            <text:p>46.1807739735</text:p>
          </table:table-cell>
          <table:table-cell office:value-type="float" office:value="7.92360711098" calcext:value-type="float">
            <text:p>7.923607111</text:p>
          </table:table-cell>
          <table:table-cell office:value-type="float" office:value="7.23809909821" calcext:value-type="float">
            <text:p>7.2380990982</text:p>
          </table:table-cell>
          <table:table-cell office:value-type="float" office:value="21.5897510052" calcext:value-type="float">
            <text:p>21.5897510052</text:p>
          </table:table-cell>
          <table:table-cell office:value-type="float" office:value="20.9214580059" calcext:value-type="float">
            <text:p>20.9214580059</text:p>
          </table:table-cell>
          <table:table-cell office:value-type="float" office:value="47.4034790993" calcext:value-type="float">
            <text:p>47.4034790993</text:p>
          </table:table-cell>
          <table:table-cell office:value-type="float" office:value="46.7072489262" calcext:value-type="float">
            <text:p>46.7072489262</text:p>
          </table:table-cell>
          <table:table-cell office:value-type="float" office:value="7.79015684128" calcext:value-type="float">
            <text:p>7.7901568413</text:p>
          </table:table-cell>
          <table:table-cell office:value-type="float" office:value="6.40489315987" calcext:value-type="float">
            <text:p>6.4048931599</text:p>
          </table:table-cell>
          <table:table-cell office:value-type="float" office:value="21.1676189899" calcext:value-type="float">
            <text:p>21.1676189899</text:p>
          </table:table-cell>
          <table:table-cell office:value-type="float" office:value="19.620098114" calcext:value-type="float">
            <text:p>19.620098114</text:p>
          </table:table-cell>
          <table:table-cell office:value-type="float" office:value="46.9723939896" calcext:value-type="float">
            <text:p>46.9723939896</text:p>
          </table:table-cell>
          <table:table-cell office:value-type="float" office:value="45.0461990833" calcext:value-type="float">
            <text:p>45.046199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63974189758" calcext:value-type="float">
            <text:p>0.2639741898</text:p>
          </table:table-cell>
          <table:table-cell office:value-type="float" office:value="0.127331972122" calcext:value-type="float">
            <text:p>0.1273319721</text:p>
          </table:table-cell>
          <table:table-cell office:value-type="float" office:value="0.595654010773" calcext:value-type="float">
            <text:p>0.5956540108</text:p>
          </table:table-cell>
          <table:table-cell office:value-type="float" office:value="0.445223093033" calcext:value-type="float">
            <text:p>0.445223093</text:p>
          </table:table-cell>
          <table:table-cell office:value-type="float" office:value="1.1381919384" calcext:value-type="float">
            <text:p>1.1381919384</text:p>
          </table:table-cell>
          <table:table-cell office:value-type="float" office:value="0.98273897171" calcext:value-type="float">
            <text:p>0.9827389717</text:p>
          </table:table-cell>
          <table:table-cell office:value-type="float" office:value="9.92807197571" calcext:value-type="float">
            <text:p>9.9280719757</text:p>
          </table:table-cell>
          <table:table-cell office:value-type="float" office:value="9.40699887276" calcext:value-type="float">
            <text:p>9.4069988728</text:p>
          </table:table-cell>
          <table:table-cell office:value-type="float" office:value="23.3216710091" calcext:value-type="float">
            <text:p>23.3216710091</text:p>
          </table:table-cell>
          <table:table-cell office:value-type="float" office:value="22.7921280861" calcext:value-type="float">
            <text:p>22.7921280861</text:p>
          </table:table-cell>
          <table:table-cell office:value-type="float" office:value="49.931180954" calcext:value-type="float">
            <text:p>49.931180954</text:p>
          </table:table-cell>
          <table:table-cell office:value-type="float" office:value="49.3510091305" calcext:value-type="float">
            <text:p>49.3510091305</text:p>
          </table:table-cell>
          <table:table-cell office:value-type="float" office:value="8.73464012146" calcext:value-type="float">
            <text:p>8.7346401215</text:p>
          </table:table-cell>
          <table:table-cell office:value-type="float" office:value="7.53802394867" calcext:value-type="float">
            <text:p>7.5380239487</text:p>
          </table:table-cell>
          <table:table-cell office:value-type="float" office:value="21.7180969715" calcext:value-type="float">
            <text:p>21.7180969715</text:p>
          </table:table-cell>
          <table:table-cell office:value-type="float" office:value="20.2845649719" calcext:value-type="float">
            <text:p>20.2845649719</text:p>
          </table:table-cell>
          <table:table-cell office:value-type="float" office:value="47.0560379028" calcext:value-type="float">
            <text:p>47.0560379028</text:p>
          </table:table-cell>
          <table:table-cell office:value-type="float" office:value="45.110035181" calcext:value-type="float">
            <text:p>45.110035181</text:p>
          </table:table-cell>
          <table:table-cell office:value-type="float" office:value="8.18649101257" calcext:value-type="float">
            <text:p>8.1864910126</text:p>
          </table:table-cell>
          <table:table-cell office:value-type="float" office:value="7.52918577194" calcext:value-type="float">
            <text:p>7.5291857719</text:p>
          </table:table-cell>
          <table:table-cell office:value-type="float" office:value="21.6738340855" calcext:value-type="float">
            <text:p>21.6738340855</text:p>
          </table:table-cell>
          <table:table-cell office:value-type="float" office:value="20.9878668785" calcext:value-type="float">
            <text:p>20.9878668785</text:p>
          </table:table-cell>
          <table:table-cell office:value-type="float" office:value="47.5023608208" calcext:value-type="float">
            <text:p>47.5023608208</text:p>
          </table:table-cell>
          <table:table-cell office:value-type="float" office:value="46.7764601707" calcext:value-type="float">
            <text:p>46.7764601707</text:p>
          </table:table-cell>
          <table:table-cell office:value-type="float" office:value="11.3275868893" calcext:value-type="float">
            <text:p>11.3275868893</text:p>
          </table:table-cell>
          <table:table-cell office:value-type="float" office:value="6.60092306137" calcext:value-type="float">
            <text:p>6.6009230614</text:p>
          </table:table-cell>
          <table:table-cell office:value-type="float" office:value="20.9266560078" calcext:value-type="float">
            <text:p>20.9266560078</text:p>
          </table:table-cell>
          <table:table-cell office:value-type="float" office:value="19.4368002415" calcext:value-type="float">
            <text:p>19.4368002415</text:p>
          </table:table-cell>
          <table:table-cell office:value-type="float" office:value="48.0905210972" calcext:value-type="float">
            <text:p>48.0905210972</text:p>
          </table:table-cell>
          <table:table-cell office:value-type="float" office:value="44.5058467388" calcext:value-type="float">
            <text:p>44.5058467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351042985916" calcext:value-type="float">
            <text:p>0.3510429859</text:p>
          </table:table-cell>
          <table:table-cell office:value-type="float" office:value="0.212395191193" calcext:value-type="float">
            <text:p>0.2123951912</text:p>
          </table:table-cell>
          <table:table-cell office:value-type="float" office:value="0.733647823334" calcext:value-type="float">
            <text:p>0.7336478233</text:p>
          </table:table-cell>
          <table:table-cell office:value-type="float" office:value="0.588691949844" calcext:value-type="float">
            <text:p>0.5886919498</text:p>
          </table:table-cell>
          <table:table-cell office:value-type="float" office:value="1.32052397728" calcext:value-type="float">
            <text:p>1.3205239773</text:p>
          </table:table-cell>
          <table:table-cell office:value-type="float" office:value="1.14419293404" calcext:value-type="float">
            <text:p>1.144192934</text:p>
          </table:table-cell>
          <table:table-cell office:value-type="float" office:value="14.6374640465" calcext:value-type="float">
            <text:p>14.6374640465</text:p>
          </table:table-cell>
          <table:table-cell office:value-type="float" office:value="14.1312358379" calcext:value-type="float">
            <text:p>14.1312358379</text:p>
          </table:table-cell>
          <table:table-cell office:value-type="float" office:value="26.9964740276" calcext:value-type="float">
            <text:p>26.9964740276</text:p>
          </table:table-cell>
          <table:table-cell office:value-type="float" office:value="26.3917708397" calcext:value-type="float">
            <text:p>26.3917708397</text:p>
          </table:table-cell>
          <table:table-cell office:value-type="float" office:value="49.1335468292" calcext:value-type="float">
            <text:p>49.1335468292</text:p>
          </table:table-cell>
          <table:table-cell office:value-type="float" office:value="48.3867809772" calcext:value-type="float">
            <text:p>48.3867809772</text:p>
          </table:table-cell>
          <table:table-cell office:value-type="float" office:value="12.1016039848" calcext:value-type="float">
            <text:p>12.1016039848</text:p>
          </table:table-cell>
          <table:table-cell office:value-type="float" office:value="10.9692111015" calcext:value-type="float">
            <text:p>10.9692111015</text:p>
          </table:table-cell>
          <table:table-cell office:value-type="float" office:value="22.692896843" calcext:value-type="float">
            <text:p>22.692896843</text:p>
          </table:table-cell>
          <table:table-cell office:value-type="float" office:value="21.4554920197" calcext:value-type="float">
            <text:p>21.4554920197</text:p>
          </table:table-cell>
          <table:table-cell office:value-type="float" office:value="47.018155098" calcext:value-type="float">
            <text:p>47.018155098</text:p>
          </table:table-cell>
          <table:table-cell office:value-type="float" office:value="39.5803089142" calcext:value-type="float">
            <text:p>39.5803089142</text:p>
          </table:table-cell>
          <table:table-cell office:value-type="float" office:value="11.9854099751" calcext:value-type="float">
            <text:p>11.9854099751</text:p>
          </table:table-cell>
          <table:table-cell office:value-type="float" office:value="11.3035712242" calcext:value-type="float">
            <text:p>11.3035712242</text:p>
          </table:table-cell>
          <table:table-cell office:value-type="float" office:value="24.1507310867" calcext:value-type="float">
            <text:p>24.1507310867</text:p>
          </table:table-cell>
          <table:table-cell office:value-type="float" office:value="23.334597826" calcext:value-type="float">
            <text:p>23.334597826</text:p>
          </table:table-cell>
          <table:table-cell office:value-type="float" office:value="45.7911250591" calcext:value-type="float">
            <text:p>45.7911250591</text:p>
          </table:table-cell>
          <table:table-cell office:value-type="float" office:value="44.8934521675" calcext:value-type="float">
            <text:p>44.8934521675</text:p>
          </table:table-cell>
          <table:table-cell office:value-type="float" office:value="11.5065522194" calcext:value-type="float">
            <text:p>11.5065522194</text:p>
          </table:table-cell>
          <table:table-cell office:value-type="float" office:value="9.61416506767" calcext:value-type="float">
            <text:p>9.6141650677</text:p>
          </table:table-cell>
          <table:table-cell office:value-type="float" office:value="21.5462281704" calcext:value-type="float">
            <text:p>21.5462281704</text:p>
          </table:table-cell>
          <table:table-cell office:value-type="float" office:value="20.1328060627" calcext:value-type="float">
            <text:p>20.1328060627</text:p>
          </table:table-cell>
          <table:table-cell office:value-type="float" office:value="40.0774829388" calcext:value-type="float">
            <text:p>40.0774829388</text:p>
          </table:table-cell>
          <table:table-cell office:value-type="float" office:value="38.3039159775" calcext:value-type="float">
            <text:p>38.303915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71017026901" calcext:value-type="float">
            <text:p>0.5710170269</text:p>
          </table:table-cell>
          <table:table-cell office:value-type="float" office:value="0.432185173035" calcext:value-type="float">
            <text:p>0.432185173</text:p>
          </table:table-cell>
          <table:table-cell office:value-type="float" office:value="0.888653039932" calcext:value-type="float">
            <text:p>0.8886530399</text:p>
          </table:table-cell>
          <table:table-cell office:value-type="float" office:value="0.744688987732" calcext:value-type="float">
            <text:p>0.7446889877</text:p>
          </table:table-cell>
          <table:table-cell office:value-type="float" office:value="1.24363899231" calcext:value-type="float">
            <text:p>1.2436389923</text:p>
          </table:table-cell>
          <table:table-cell office:value-type="float" office:value="1.08865404129" calcext:value-type="float">
            <text:p>1.0886540413</text:p>
          </table:table-cell>
          <table:table-cell office:value-type="float" office:value="24.3450808525" calcext:value-type="float">
            <text:p>24.3450808525</text:p>
          </table:table-cell>
          <table:table-cell office:value-type="float" office:value="23.8122749329" calcext:value-type="float">
            <text:p>23.8122749329</text:p>
          </table:table-cell>
          <table:table-cell office:value-type="float" office:value="31.8108758926" calcext:value-type="float">
            <text:p>31.8108758926</text:p>
          </table:table-cell>
          <table:table-cell office:value-type="float" office:value="31.2740428448" calcext:value-type="float">
            <text:p>31.2740428448</text:p>
          </table:table-cell>
          <table:table-cell office:value-type="float" office:value="43.1770050526" calcext:value-type="float">
            <text:p>43.1770050526</text:p>
          </table:table-cell>
          <table:table-cell office:value-type="float" office:value="42.4792339802" calcext:value-type="float">
            <text:p>42.4792339802</text:p>
          </table:table-cell>
          <table:table-cell office:value-type="float" office:value="20.0469641685" calcext:value-type="float">
            <text:p>20.0469641685</text:p>
          </table:table-cell>
          <table:table-cell office:value-type="float" office:value="18.8799338341" calcext:value-type="float">
            <text:p>18.8799338341</text:p>
          </table:table-cell>
          <table:table-cell office:value-type="float" office:value="24.76501894" calcext:value-type="float">
            <text:p>24.76501894</text:p>
          </table:table-cell>
          <table:table-cell office:value-type="float" office:value="23.5911319256" calcext:value-type="float">
            <text:p>23.5911319256</text:p>
          </table:table-cell>
          <table:table-cell office:value-type="float" office:value="31.9588479996" calcext:value-type="float">
            <text:p>31.9588479996</text:p>
          </table:table-cell>
          <table:table-cell office:value-type="float" office:value="30.3888161182" calcext:value-type="float">
            <text:p>30.3888161182</text:p>
          </table:table-cell>
          <table:table-cell office:value-type="float" office:value="19.3154273033" calcext:value-type="float">
            <text:p>19.3154273033</text:p>
          </table:table-cell>
          <table:table-cell office:value-type="float" office:value="18.6552560329" calcext:value-type="float">
            <text:p>18.6552560329</text:p>
          </table:table-cell>
          <table:table-cell office:value-type="float" office:value="26.4955060482" calcext:value-type="float">
            <text:p>26.4955060482</text:p>
          </table:table-cell>
          <table:table-cell office:value-type="float" office:value="25.7839758396" calcext:value-type="float">
            <text:p>25.7839758396</text:p>
          </table:table-cell>
          <table:table-cell office:value-type="float" office:value="37.5134158134" calcext:value-type="float">
            <text:p>37.5134158134</text:p>
          </table:table-cell>
          <table:table-cell office:value-type="float" office:value="36.7894177437" calcext:value-type="float">
            <text:p>36.7894177437</text:p>
          </table:table-cell>
          <table:table-cell office:value-type="float" office:value="17.6978869438" calcext:value-type="float">
            <text:p>17.6978869438</text:p>
          </table:table-cell>
          <table:table-cell office:value-type="float" office:value="16.1111969948" calcext:value-type="float">
            <text:p>16.1111969948</text:p>
          </table:table-cell>
          <table:table-cell office:value-type="float" office:value="22.3888547421" calcext:value-type="float">
            <text:p>22.3888547421</text:p>
          </table:table-cell>
          <table:table-cell office:value-type="float" office:value="20.8314659595" calcext:value-type="float">
            <text:p>20.8314659595</text:p>
          </table:table-cell>
          <table:table-cell office:value-type="float" office:value="29.3608117104" calcext:value-type="float">
            <text:p>29.3608117104</text:p>
          </table:table-cell>
          <table:table-cell office:value-type="float" office:value="27.7307372093" calcext:value-type="float">
            <text:p>27.730737209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4:58:29.82309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6-10-31T18:26:13.899579298</dc:date>
    <meta:editing-duration>PT4H9M52S</meta:editing-duration>
    <meta:editing-cycles>5</meta:editing-cycles>
    <meta:generator>LibreOffice/4.2.8.2$Linux_X86_64 LibreOffice_project/420m0$Build-2</meta:generator>
    <meta:document-statistic meta:table-count="1" meta:cell-count="565" meta:object-count="0"/>
  </office:meta>
</office:document-meta>
</file>